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MTypewriter102" svg:font-family="LMTypewriter10" style:font-adornments="CapsOblique" style:font-family-generic="modern" style:font-pitch="fixed"/>
    <style:font-face style:name="LMTypewriter101" svg:font-family="LMTypewriter10" style:font-adornments="CapsRegular" style:font-family-generic="modern" style:font-pitch="fixed"/>
    <style:font-face style:name="LMTypewriter10" svg:font-family="LMTypewriter10" style:font-adornments="Ligh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1" style:family="table">
      <style:table-properties style:width="16.249cm" table:align="center" style:writing-mode="lr-tb"/>
    </style:style>
    <style:style style:name="Tabell1.A" style:family="table-column">
      <style:table-column-properties style:column-width="8.124cm"/>
    </style:style>
    <style:style style:name="Tabell1.1" style:family="table-row">
      <style:table-row-properties style:keep-together="true" fo:keep-together="auto"/>
    </style:style>
    <style:style style:name="Tabell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2pt" style:font-size-asian="2pt" style:font-size-complex="2pt"/>
    </style:style>
    <style:style style:name="P6" style:family="paragraph" style:parent-style-name="Standard">
      <style:paragraph-properties fo:break-before="page"/>
      <style:text-properties fo:font-weight="bold" style:font-weight-asian="bold"/>
    </style:style>
    <style:style style:name="P7" style:family="paragraph" style:parent-style-name="Standard" style:list-style-name="WW8Num1"/>
    <style:style style:name="P8" style:family="paragraph" style:parent-style-name="Standard" style:list-style-name="WW8Num3"/>
    <style:style style:name="P9" style:family="paragraph" style:parent-style-name="Heading_20_1">
      <style:text-properties style:text-underline-style="solid" style:text-underline-width="auto" style:text-underline-color="font-color"/>
    </style:style>
    <style:style style:name="P10" style:family="paragraph" style:parent-style-name="Heading_20_1"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9" text:outline-level="1">Arbeidskontrakt <text:s text:c="6"/></text:h>
      <text:p text:style-name="P2"><text:s text:c="33"/>Gruppe 1</text:p>
      <text:p text:style-name="Standard"/>
      <text:h text:style-name="Heading_20_3" text:outline-level="3">Teammedlemmer:</text:h>
      <text:p text:style-name="Standard">Bjørn Tore Gjerde, Jonas Grimsgaard, Malin Schei og Jørgen D. Olsen.</text:p>
      <text:p text:style-name="Standard"/>
      <text:h text:style-name="Heading_20_3" text:outline-level="3">Mål:</text:h>
      <text:list xml:id="list29406541" text:style-name="WW8Num1">
        <text:list-item>
          <text:p text:style-name="P7">Vi har mål om å bygge opp et bra teamarbeid, ta nytte av de erfaringer vi får igjennom dette gruppeprosjektet både faglig og sosialt. Vi har som undermål her å skape en bra atmosfære og å ha det gøy under prosessen.</text:p>
        </text:list-item>
        <text:list-item>
          <text:p text:style-name="P7">Implementere jUnit for testing.</text:p>
        </text:list-item>
        <text:list-item>
          <text:p text:style-name="P7">Ha en ren og ryddig kildekode slik at vi får et effektivt program.</text:p>
        </text:list-item>
        <text:list-item>
          <text:p text:style-name="P7">Dele opp logikk og GUI. MVC prinsippet.</text:p>
        </text:list-item>
        <text:list-item>
          <text:p text:style-name="P7">Utvikle god digital dokumentasjon til kildekoden.</text:p>
        </text:list-item>
      </text:list>
      <text:h text:style-name="Heading_20_3" text:outline-level="3">Rollefordeling:</text:h>
      <text:list xml:id="list29402261" text:style-name="WW8Num3">
        <text:list-item>
          <text:p text:style-name="P8">Sekretær utnevnes på ukesbasis, og følger teammedlems-listen.</text:p>
        </text:list-item>
        <text:list-item>
          <text:p text:style-name="P8">Vi kommer til å ha flat gruppestruktur, uten noen bestemt leder. Og ved uenigheter, vinner flertallet.</text:p>
        </text:list-item>
        <text:list-item>
          <text:p text:style-name="P8">Møteleder rulles mellom hvert møte, og følger teammedlems-listen. Møteleder holder kontrollen på innkalling og hvem som møter.</text:p>
        </text:list-item>
      </text:list>
      <text:h text:style-name="Heading_20_3" text:outline-level="3">Prosedyrer:</text:h>
      <text:p text:style-name="Standard"/>
      <text:p text:style-name="P1">Oppmøte</text:p>
      <text:p text:style-name="Standard">Ved oppstart av hver fellesøkt starter vi med et kort kartleggingsmøte, slik at man får en mulighet til å se hvordan arbeidet ligger an. Da kan oppgaver og arbeidsmengde ved behov, justeres for å tilpasses individets kapasitet.</text:p>
      <text:p text:style-name="Standard"/>
      <text:p text:style-name="P1">Fravær</text:p>
      <text:p text:style-name="Standard">Ved fravær ifra møter, eller ved fravær av medlemmets oppgaver, skal lederen underrettes så fort som mulig. Om nødvendig skal lederen omdelegere gitte oppgaver.</text:p>
      <text:p text:style-name="Standard"/>
      <text:p text:style-name="P1"/>
      <text:p text:style-name="P6">Gruppemøter</text:p>
      <text:p text:style-name="Standard">Blir avholdt med en utpekt sekretær, og med en leder, som gjennomgår agendaen. Hvis noen ser det nødvendig med ett møte, underrettes leder som sender ut innkalling.</text:p>
      <text:p text:style-name="Standard"/>
      <text:p text:style-name="Standard"/>
      <text:p text:style-name="P1">Beslutninger</text:p>
      <text:p text:style-name="Standard">Blir tatt ved hjelp av en demokratisk prosess hvor flertallet bestemmer.</text:p>
      <text:p text:style-name="Standard"/>
      <text:p text:style-name="Standard"/>
      <text:h text:style-name="Heading_20_3" text:outline-level="3">Konflikthåndtering:</text:h>
      <text:p text:style-name="Standard">Hvert enkelt medlem i gruppen har ansvar for å ta opp det man opplever som konflikter. Dette kan skje på planlagte gruppemøter. Alternativ har alle gruppens medlemmer rett til å innkalle til ekstraordinære møter for å ta opp eller forhindre en konflikt. Lederen skal bistå med møteinnkalling hvis ønsket. Hvis et flertall av gruppens medlemmer enes om en løsning, skal hele gruppen rette seg etter denne. Hvis konflikten ikke lar seg løse i løpet av møtet skal lederen be faglærer om å fungere som megler på et nytt møte. </text:p>
      <text:p text:style-name="Standard"/>
      <text:h text:style-name="Heading_20_3" text:outline-level="3">Definisjon av konflikt:</text:h>
      <text:p text:style-name="Standard">En konflikt kan forekomme av følgende:</text:p>
      <text:p text:style-name="Standard">Ett ubegrunnet fravær ifra gruppemøte med faglærer.</text:p>
      <text:p text:style-name="Standard">To ubegrunnede fravær med andre fastsatte møter eller gruppeøkter som er planlagt på forhånd.</text:p>
      <text:p text:style-name="P5"/>
      <text:p text:style-name="Standard"/>
      <text:p text:style-name="Standard"/>
      <text:p text:style-name="Standard"/>
      <text:p text:style-name="P3">Trondheim 13.03.2012</text:p>
      <text:p text:style-name="Standard"/>
      <table:table table:name="Tabell1" table:style-name="Tabell1">
        <table:table-column table:style-name="Tabell1.A" table:number-columns-repeated="2"/>
        <table:table-row table:style-name="Tabell1.1">
          <table:table-cell table:style-name="Tabell1.A1" office:value-type="string">
            <text:p text:style-name="P4"/>
            <text:p text:style-name="P3">____________________________</text:p>
            <text:p text:style-name="P3">Jørgen</text:p>
          </table:table-cell>
          <table:table-cell table:style-name="Tabell1.A1" office:value-type="string">
            <text:p text:style-name="P4"/>
            <text:p text:style-name="P3">____________________________</text:p>
            <text:p text:style-name="P3">Malin</text:p>
          </table:table-cell>
        </table:table-row>
        <table:table-row table:style-name="Tabell1.1">
          <table:table-cell table:style-name="Tabell1.A1" office:value-type="string">
            <text:p text:style-name="P4"/>
            <text:p text:style-name="P3">____________________________</text:p>
            <text:p text:style-name="P3">Bjørn Tore</text:p>
          </table:table-cell>
          <table:table-cell table:style-name="Tabell1.A1" office:value-type="string">
            <text:p text:style-name="P4"/>
            <text:p text:style-name="P3">____________________________</text:p>
            <text:p text:style-name="P3">Jona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MTypewriter102" svg:font-family="LMTypewriter10" style:font-adornments="CapsOblique" style:font-family-generic="modern" style:font-pitch="fixed"/>
    <style:font-face style:name="LMTypewriter101" svg:font-family="LMTypewriter10" style:font-adornments="CapsRegular" style:font-family-generic="modern" style:font-pitch="fixed"/>
    <style:font-face style:name="LMTypewriter10" svg:font-family="LMTypewriter10" style:font-adornments="Ligh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b" fo:country="NO"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MTypewriter10" fo:font-size="12pt" fo:language="nb" fo:country="NO" fo:font-weight="250"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LMTypewriter101" fo:font-size="22pt" fo:font-weight="normal" style:letter-kerning="true" style:font-size-asian="16pt" style:font-weight-asian="bold" style:font-name-complex="Arial"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LMTypewriter101" fo:font-size="13pt" fo:font-weight="normal" style:font-size-asian="13pt" style:font-weight-asian="bold" style:font-name-complex="Arial"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LMTypewriter102" fo:font-size="14pt" fo:font-style="oblique" fo:font-weight="normal"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Standardskrift_20_for_20_avsnitt" style:display-name="Standardskrift for avsnitt" style:family="text"/>
    <style:style style:name="apple-style-span" style:family="text" style:parent-style-name="Standardskrift_20_for_20_avsnitt"/>
    <style:style style:name="gcpaddrlink" style:family="text" style:parent-style-name="Standardskrift_20_for_20_avsnit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Vedlegg 1 - Arbeidskontrak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rbeidskontrakt</dc:title>
    <meta:initial-creator>montørklubben</meta:initial-creator>
    <meta:creation-date>2009-08-21T13:19:00</meta:creation-date>
    <dc:creator>Bjørn tore Gjerde</dc:creator>
    <dc:date>2012-04-26T09:27:15.29</dc:date>
    <meta:editing-cycles>10</meta:editing-cycles>
    <meta:editing-duration>PT02H16M16S</meta:editing-duration>
    <meta:generator>OpenOffice.org/3.2$Win32 OpenOffice.org_project/320m18$Build-9502</meta:generator>
    <meta:document-statistic meta:table-count="1" meta:image-count="0" meta:object-count="0" meta:page-count="2" meta:paragraph-count="39" meta:word-count="375" meta:character-count="2462"/>
  </office:meta>
</office:document-meta>
</file>